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293E305F4EA5521E053.png" manifest:media-type="image/png"/>
  <manifest:file-entry manifest:full-path="Pictures/10000000000003A800000141D3122A154EA1D4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5.31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Default-title">
      <style:graphic-properties draw:auto-grow-height="true" fo:min-height="2.867cm"/>
    </style:style>
    <style:style style:name="pr4" style:family="presentation" style:parent-style-name="Default-outline1">
      <style:graphic-properties draw:auto-grow-height="true" fo:min-height="13.97cm"/>
    </style:style>
    <style:style style:name="pr5" style:family="presentation" style:parent-style-name="Default-notes">
      <style:graphic-properties draw:fill-color="#ffffff" fo:min-height="11.746cm"/>
    </style:style>
    <style:style style:name="pr6" style:family="presentation" style:parent-style-name="Default-title">
      <style:graphic-properties fo:min-height="2.867cm"/>
    </style:style>
    <style:style style:name="pr7" style:family="presentation" style:parent-style-name="Default-outline1">
      <style:graphic-properties fo:min-height="11.6cm"/>
    </style:style>
    <style:style style:name="pr8" style:family="presentation" style:parent-style-name="Default-notes">
      <style:graphic-properties draw:fill-color="#ffffff" fo:min-height="11.996cm"/>
    </style:style>
    <style:style style:name="pr9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93cm" fo:margin-right="0cm" fo:text-indent="-0.93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left="2.041cm" fo:margin-right="0cm" fo:margin-top="0.097cm" fo:margin-bottom="0.194cm" fo:line-height="89%" fo:text-align="start" fo:text-indent="-0.771cm" style:text-autospace="ideograph-alpha" style:punctuation-wrap="hanging" style:line-break="strict" style:writing-mode="lr-tb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hyphenate="false"/>
    </style:style>
    <style:style style:name="P8" style:family="paragraph">
      <style:paragraph-properties fo:margin-left="0.93cm" fo:margin-right="0cm" fo:text-indent="-0.93cm"/>
      <style:text-properties fo:font-size="18pt" style:font-size-asian="18pt" style:font-size-complex="18pt"/>
    </style:style>
    <style:style style:name="P9" style:family="paragraph">
      <style:paragraph-properties fo:margin-left="2.041cm" fo:margin-right="0cm" fo:margin-top="0.097cm" fo:margin-bottom="0.194cm" fo:line-height="89%" fo:text-align="start" fo:text-indent="-0.771cm" style:text-autospace="ideograph-alpha" style:punctuation-wrap="hanging" style:line-break="strict" style:writing-mode="lr-tb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size="18pt" style:font-size-asian="18pt" style:font-size-complex="18pt" fo:hyphenate="false"/>
    </style:style>
    <style:style style:name="P10" style:family="paragraph">
      <style:paragraph-properties style:text-autospace="ideograph-alpha" style:writing-mode="lr-tb"/>
      <style:text-properties fo:hyphenate="false"/>
    </style:style>
    <style:style style:name="P11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style:font-name="DejaVu Sans3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style:font-name="FreeMono1" fo:font-size="36pt" style:font-size-asian="36pt" style:font-size-complex="36pt"/>
    </style:style>
    <style:style style:name="T2" style:family="text">
      <style:text-properties style:font-name="FreeMono1" fo:font-size="24pt" style:font-size-asian="24pt" style:font-size-complex="24pt"/>
    </style:style>
    <style:style style:name="T3" style:family="text">
      <style:text-properties style:font-name="DejaVu Sans3" fo:font-size="40pt" fo:language="en" fo:country="US" fo:font-style="normal" fo:text-shadow="none" fo:font-weight="bold" style:font-size-asian="40pt" style:language-asian="en" style:country-asian="US" style:font-style-asian="normal" style:font-size-complex="4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6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2pt" style:language-asian="zxx" style:country-asian="none" style:font-style-asian="normal" style:font-weight-asian="normal" style:font-name-complex="Arial1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6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8pt" style:language-asian="zxx" style:country-asian="none" style:font-style-asian="normal" style:font-weight-asian="normal" style:font-name-complex="Arial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style:text-overline-style="none" style:text-overline-color="font-color"/>
    </style:style>
    <style:style style:name="T16" style:family="text">
      <style:text-properties fo:letter-spacing="normal" fo:language="en" fo:country="US" fo:font-style="normal" style:text-underline-mode="continuous" style:text-overline-mode="continuous" style:text-line-through-mode="continuous" style:letter-kerning="false" style:language-asian="zxx" style:country-asian="none" style:font-style-asian="normal" style:language-complex="zxx" style:country-complex="none" style:font-style-complex="normal" style:text-scale="100%" style:text-overline-style="none" style:text-overline-color="font-color"/>
    </style:style>
    <style:style style:name="T17" style:family="text">
      <style:text-properties fo:color="#b3b3b3" style:font-name="DejaVu Sans3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999999" style:font-name="DejaVu Sans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color="#999999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color="#999999" style:font-name="Free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5.573cm" svg:x="5.08cm" svg:y="12.305cm" presentation:class="subtitle" presentation:user-transformed="true">
          <draw:text-box>
            <text:p text:style-name="P1"><text:span text:style-name="T1">Networking</text:span></text:p>
            <text:p text:style-name="P1"><text:span text:style-name="T1"/></text:p>
            <text:p text:style-name="P1"><text:span text:style-name="T2">ggg.instigate.training</text:span></text:p>
          </draw:text-box>
        </draw:frame>
        <presentation:notes draw:style-name="dp2">
          <draw:custom-shape draw:style-name="gr1" draw:text-style-name="P3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.749cm" svg:height="2.867cm" svg:x="1.599cm" svg:y="0.799cm" presentation:class="title" presentation:user-transformed="true">
          <draw:text-box>
            <text:p text:style-name="P1"><text:span text:style-name="T3">Agenda</text:span></text:p>
          </draw:text-box>
        </draw:frame>
        <draw:frame presentation:style-name="pr4" draw:text-style-name="P6" draw:layer="layout" svg:width="29.616cm" svg:height="13.97cm" svg:x="1.499cm" svg:y="4.745cm" presentation:class="outline" presentation:user-transformed="true">
          <draw:text-box>
            <text:list text:style-name="L3">
              <text:list-item>
                <text:p text:style-name="P5">Manage network connections</text:p>
              </text:list-item>
              <text:list-item>
                <text:p text:style-name="P5">'ifconfig' command</text:p>
              </text:list-item>
              <text:list-item>
                <text:p text:style-name="P5">Proxy settings</text:p>
              </text:list-item>
              <text:list-item>
                <text:p text:style-name="P5">GUI applications</text:p>
              </text:list-item>
              <text:list-item>
                <text:p text:style-name="P5">ssh daemon and ssh client</text:p>
              </text:list-item>
              <text:list-item>
                <text:p text:style-name="P5">vncserver and vncviewer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1">Manage Network Connections</text:p>
          </draw:text-box>
        </draw:frame>
        <draw:frame presentation:style-name="pr7" draw:layer="layout" svg:width="28.773cm" svg:height="11.984cm" svg:x="1.499cm" svg:y="3.864cm" presentation:class="outline" presentation:user-transformed="true">
          <draw:text-box>
            <text:list text:style-name="L3">
              <text:list-item>
                <text:p text:style-name="P5">In Gnome available network connections can be accessed by System → Preferences → Network connections</text:p>
              </text:list-item>
              <text:list-item>
                <text:p text:style-name="P5">Wired and wireless connections</text:p>
              </text:list-item>
              <text:list-item>
                <text:p text:style-name="P5">IPv4 settings</text:p>
                <text:list>
                  <text:list-item>
                    <text:p>Automatic (DHCP)</text:p>
                  </text:list-item>
                  <text:list-item>
                    <text:p>Manual</text:p>
                  </text:list-item>
                  <text:list-item>
                    <text:p>Address</text:p>
                  </text:list-item>
                  <text:list-item>
                    <text:p>Netmask</text:p>
                  </text:list-item>
                  <text:list-item>
                    <text:p>Gateway</text:p>
                  </text:list-item>
                </text:list>
              </text:list-item>
              <text:list-item>
                <text:p text:style-name="P5">The network can be restarted by invoking command '/etc/init.d/networking restart'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3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1">'ifconfig' command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5"><text:span text:style-name="T4">ifconfig [interface]</text:span></text:p>
              </text:list-item>
            </text:list>
            <text:p text:style-name="P7"><text:span text:style-name="T5">e.g. ifconfig eth0</text:span></text:p>
            <text:list text:continue-numbering="true" text:style-name="L3">
              <text:list-item>
                <text:p text:style-name="P5"><text:span text:style-name="T4">ifconfig </text:span><text:span text:style-name="T6">interface </text:span><text:span text:style-name="T4">[up | down]</text:span></text:p>
                <text:list>
                  <text:list-item>
                    <text:p><text:span text:style-name="T7">e.g. ifconfig eth0 down</text:span></text:p>
                  </text:list-item>
                </text:list>
              </text:list-item>
              <text:list-item>
                <text:p text:style-name="P5"><text:span text:style-name="T4">ifconfig </text:span><text:span text:style-name="T6">addr </text:span><text:span text:style-name="T8">[netmask </text:span><text:span text:style-name="T6">addr</text:span><text:span text:style-name="T8">]</text:span></text:p>
                <text:list>
                  <text:list-item>
                    <text:p><text:span text:style-name="T9">e.g. ifconfig 192.168.1.100 netmask 255.255.255.0</text:span></text:p>
                  </text:list-item>
                </text:list>
              </text:list-item>
              <text:list-item>
                <text:p text:style-name="P5"><text:span text:style-name="T9">Shortcuts</text:span></text:p>
                <text:list>
                  <text:list-item>
                    <text:p><text:span text:style-name="T8">ifup</text:span><text:span text:style-name="T9"> – bring a network interface up</text:span></text:p>
                  </text:list-item>
                  <text:list-item>
                    <text:p><text:span text:style-name="T8">ifdown</text:span><text:span text:style-name="T9"> – take a network interface down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4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1">Proxy settings</text:p>
          </draw:text-box>
        </draw:frame>
        <draw:frame presentation:style-name="pr7" draw:layer="layout" svg:width="28.773cm" svg:height="11.61cm" svg:x="1.499cm" svg:y="3.864cm" presentation:class="outline" presentation:user-transformed="true">
          <draw:text-box>
            <text:list text:style-name="L3">
              <text:list-item>
                <text:p text:style-name="P5">In Gnome the proxy settings can be configured by System → Preferences → Network Proxy (or by invoking 'gnome-network-properties' command)</text:p>
              </text:list-item>
              <text:list-item>
                <text:p text:style-name="P5"><text:span text:style-name="T4">export http_proxy='http://ip_address:port'</text:span></text:p>
              </text:list-item>
              <text:list-item>
                <text:p text:style-name="P5">Configuration files are in</text:p>
                <text:list>
                  <text:list-item>
                    <text:p><text:span text:style-name="T4">$HOME/.gconf/system/http_proxy/%gconf.xml</text:span> and <text:span text:style-name="T4">$HOME/.gconf/system/proxy/%gconf.xml</text:span></text:p>
                  </text:list-item>
                  <text:list-item>
                    <text:p><text:span text:style-name="T4">gconftool -R /system/http_proxy</text:span></text:p>
                  </text:list-item>
                  <text:list-item>
                    <text:p><text:span text:style-name="T4">gconftool --set /system/proxy/mode --type string manual</text:span></text:p>
                  </text:list-item>
                  <text:list-item>
                    <text:p><text:span text:style-name="T4">gconftool --set /system/http_proxy/use_http_proxy --type bool true</text:span></text:p>
                  </text:list-item>
                  <text:list-item>
                    <text:p><text:span text:style-name="T4">gconftool --set /system/http_proxy/host --type string </text:span><text:span text:style-name="T8">192.168.1.1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5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1">Network GUI applications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5">System → Administration → Network Tools or gnome-nettool</text:p>
                <text:list>
                  <text:list-item>
                    <text:p>Devices</text:p>
                  </text:list-item>
                  <text:list-item>
                    <text:p>Ping</text:p>
                  </text:list-item>
                  <text:list-item>
                    <text:p>Netstat</text:p>
                  </text:list-item>
                  <text:list-item>
                    <text:p>Traceroute</text:p>
                  </text:list-item>
                  <text:list-item>
                    <text:p>Port Scan</text:p>
                  </text:list-item>
                  <text:list-item>
                    <text:p>Lookup</text:p>
                  </text:list-item>
                  <text:list-item>
                    <text:p>Finger</text:p>
                  </text:list-item>
                  <text:list-item>
                    <text:p>Whois</text:p>
                  </text:list-item>
                </text:list>
              </text:list-item>
              <text:list-item>
                <text:p>System → Preferences → Remote Desktop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6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 text:style-name="P1">ssh daemon and ssh client</text:p>
          </draw:text-box>
        </draw:frame>
        <draw:frame presentation:style-name="pr7" draw:text-style-name="P6" draw:layer="layout" svg:width="28.773cm" svg:height="12.168cm" svg:x="1.499cm" svg:y="3.864cm" presentation:class="outline" presentation:user-transformed="true">
          <draw:text-box>
            <text:list text:style-name="L3">
              <text:list-item>
                <text:p text:style-name="P8"><text:span text:style-name="T10">/usr/sbin/sshd</text:span><text:span text:style-name="T11"> - OpenSSH SSH daemon</text:span></text:p>
              </text:list-item>
              <text:list-item>
                <text:p text:style-name="P8"><text:span text:style-name="T10">/usr/bin/ssh</text:span><text:span text:style-name="T11"> - OpenSSH SSH client</text:span></text:p>
              </text:list-item>
            </text:list>
            <text:p text:style-name="P9"><text:span text:style-name="T12">ssh [-XC] [user@]hostname (e.g. ssh student@192.168.1.100)</text:span></text:p>
            <text:list text:continue-numbering="true" text:style-name="L3">
              <text:list-item>
                <text:p text:style-name="P8"><text:span text:style-name="T11">Configuration files</text:span></text:p>
                <text:list>
                  <text:list-item>
                    <text:p text:style-name="P6"><text:span text:style-name="T11">/etc/hostname</text:span></text:p>
                  </text:list-item>
                  <text:list-item>
                    <text:p text:style-name="P6"><text:span text:style-name="T11">/etc/hosts</text:span></text:p>
                  </text:list-item>
                  <text:list-item>
                    <text:p text:style-name="P6"><text:span text:style-name="T11">/etc/hosts.allow</text:span></text:p>
                  </text:list-item>
                  <text:list-item>
                    <text:p text:style-name="P6"><text:span text:style-name="T11">/etc/hosts.deny</text:span></text:p>
                  </text:list-item>
                  <text:list-item>
                    <text:p text:style-name="P6"><text:span text:style-name="T11">~/.ssh/known_hosts</text:span></text:p>
                  </text:list-item>
                </text:list>
              </text:list-item>
              <text:list-item>
                <text:p text:style-name="P6"><text:span text:style-name="T11">Other commands</text:span></text:p>
              </text:list-item>
              <text:list-item>
                <text:p text:style-name="P6"><text:span text:style-name="T11">sshpass [-XC] -p </text:span><text:span text:style-name="T13">password </text:span><text:span text:style-name="T14">[user@]hostname</text:span></text:p>
                <text:list>
                  <text:list-item>
                    <text:p text:style-name="P6"><text:span text:style-name="T11">scp </text:span><text:span text:style-name="T13">file </text:span><text:span text:style-name="T14">[user@]hostname:</text:span><text:span text:style-name="T13">path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7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 text:style-name="P1">vncserver and vncviewer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5">vncserver</text:p>
                <text:list>
                  <text:list-item>
                    <text:p text:style-name="P10"><text:span text:style-name="T15">vncserver [:display#] [-geometry WxH] [-depth </text:span><text:span text:style-name="T16">8|15|16|24]</text:span></text:p>
                  </text:list-item>
                  <text:list-item>
                    <text:p text:style-name="P10"><text:span text:style-name="T16">vncserver -kill :display#</text:span></text:p>
                  </text:list-item>
                </text:list>
              </text:list-item>
              <text:list-item>
                <text:p text:style-name="P5">vncviewer [-shared] [-bgr233] [user@]hostname:display#</text:p>
                <text:list>
                  <text:list-item>
                    <text:p text:style-name="P10"><text:span text:style-name="T15">e.g. vncviewer -bgr233 192.168.1.100:2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8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office:forms form:automatic-focus="false" form:apply-design-mode="false"/>
        <draw:frame presentation:style-name="pr9" draw:text-style-name="P2" draw:layer="layout" svg:width="22.4cm" svg:height="4.894cm" svg:x="5.08cm" svg:y="12.305cm" presentation:class="subtitle" presentation:user-transformed="true">
          <draw:text-box>
            <text:p><text:span text:style-name="T17">Instigate Training Center Foundation</text:span></text:p>
            <text:p><text:span text:style-name="T18">134/1 Tsarav Aghbyur Str, Yerevan, 0054, Armenia</text:span></text:p>
            <text:p text:style-name="P1"><text:span text:style-name="T19">+374.60.510710</text:span></text:p>
            <text:p text:style-name="P1"><text:span text:style-name="T20"/></text:p>
            <text:p text:style-name="P1"><text:span text:style-name="T2">ggg.instigate.training</text:span></text:p>
          </draw:text-box>
        </draw:frame>
        <draw:frame presentation:style-name="pr10" draw:text-style-name="P11" draw:layer="layout" svg:width="27.2cm" svg:height="2.629cm" svg:x="2.54cm" svg:y="7.331cm" presentation:class="title" presentation:placeholder="true" presentation:user-transformed="true">
          <draw:text-box/>
        </draw:frame>
        <presentation:notes draw:style-name="dp2">
          <draw:custom-shape draw:style-name="gr1" draw:text-style-name="P3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style:font-name="DejaVu Sans3" fo:font-family="'DejaVu Sans'" style:font-family-generic="swiss" style:font-pitch="variable" fo:font-size="14pt" fo:font-weight="bold" style:font-name-asian="DejaVu Sans3" style:font-family-asian="'DejaVu Sans'" style:font-family-generic-asian="swiss" style:font-pitch-asian="variable" style:font-size-asian="16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italic" style:font-weight-asian="normal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style:font-name="DejaVu Sans3" fo:font-family="'DejaVu Sans'" style:font-family-generic="swiss" style:font-pitch="variable" fo:font-size="10pt" fo:font-style="normal" fo:font-weight="bold" style:font-name-asian="DejaVu Sans3" style:font-family-asian="'DejaVu Sans'" style:font-family-generic-asian="swiss" style:font-pitch-asian="variable" style:font-size-asian="14pt" style:font-style-asian="normal" style:font-weight-asian="bold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style="italic" fo:font-weight="bold" style:font-name-asian="DejaVu Sans3" style:font-family-asian="'DejaVu Sans'" style:font-family-generic-asian="swiss" style:font-pitch-asian="variable" style:font-size-asian="11.5pt" style:font-style-asian="italic" style:font-weight-asian="bold" style:font-name-complex="DejaVu Sans3" style:font-family-complex="'DejaVu Sans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weight="bold" style:font-name-asian="DejaVu Sans3" style:font-family-asian="'DejaVu Sans'" style:font-family-generic-asian="swiss" style:font-pitch-asian="variable" style:font-size-asian="11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Frame_20_contents" style:display-name="Frame contents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Endnote" style:family="graphic">
      <style:paragraph-properties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style:text-autospace="none"/>
      <style:text-properties fo:font-size="10pt" style:font-size-asian="10pt" style:font-size-complex="10pt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Header" style:family="graphic">
      <style:paragraph-properties fo:margin-top="0cm" fo:margin-bottom="0cm" style:line-height-at-least="0.31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List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Drawi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Standard_20__28_Web_29_" style:display-name="Standard (Web)" style:family="graphic">
      <style:paragraph-properties fo:margin-top="0.871cm" fo:margin-bottom="0.871cm" style:text-autospace="none"/>
      <style:text-properties fo:language="en" fo:country="US"/>
    </style:style>
    <style:style style:name="Text_20_body_20_numbering" style:display-name="Text body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Text_20_body_20_reference_20_numbering" style:display-name="Text body reference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3" fo:font-family="'DejaVu Sans'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28.773cm" svg:height="11.6cm" svg:x="1.499cm" svg:y="3.86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9" draw:layer="backgroundobjects" svg:width="10.106cm" svg:height="0.719cm" svg:x="3.81cm" svg:y="18.966cm">
        <draw:text-box>
          <text:p text:style-name="MP8">© Instigate Training Center Foundation</text:p>
        </draw:text-box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8" draw:text-style-name="MP10" draw:layer="backgroundobjects" svg:width="32.033cm" svg:height="10.994cm" svg:x="0cm" svg:y="0cm">
        <draw:image xlink:href="Pictures/100002010000078000000293E305F4EA5521E053.png" xlink:type="simple" xlink:show="embed" xlink:actuate="onLoad">
          <text:p/>
        </draw:image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Ruben Osipyan</meta:initial-creator>
    <meta:creation-date>2008-10-10T12:37:19</meta:creation-date>
    <dc:date>2018-04-02T11:28:03.878418910</dc:date>
    <meta:editing-cycles>394</meta:editing-cycles>
    <meta:editing-duration>P2DT16H2M5S</meta:editing-duration>
    <meta:keyword>ITC</meta:keyword>
    <meta:keyword>Instigate</meta:keyword>
    <meta:keyword>Training</meta:keyword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